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3ED3C853315C04EC5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591cm" svg:y="0.152cm" svg:width="9.719cm" svg:height="24.179cm" draw:z-index="0"><draw:image xlink:href="Pictures/1000000000000194000003ED3C853315C04EC5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2:32:49.891820560</meta:creation-date>
    <dc:date>2018-05-31T02:35:46.920210678</dc:date>
    <meta:editing-duration>PT2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